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aco, 'Lucida Console', 'Liberation Mono', 'DejaVu Sans Mono', 'Bitstream Vera Sans Mono', 'Courier New'"/>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le1" style:family="table">
      <style:table-properties style:width="6.625in" fo:margin-left="0.3333in" table:align="left"/>
    </style:style>
    <style:style style:name="Table1.A" style:family="table-column">
      <style:table-column-properties style:column-width="6.625in"/>
    </style:style>
    <style:style style:name="Table1.A1" style:family="table-cell">
      <style:table-cell-properties style:vertical-align="middle" fo:padding="0in" fo:border="none"/>
    </style:style>
    <style:style style:name="Table2" style:family="table">
      <style:table-properties style:width="6.5813in" fo:margin-left="0.3333in" table:align="left"/>
    </style:style>
    <style:style style:name="Table2.A" style:family="table-column">
      <style:table-column-properties style:column-width="6.5813in"/>
    </style:style>
    <style:style style:name="Table2.A1" style:family="table-cell">
      <style:table-cell-properties style:vertical-align="middle" fo:padding="0in" fo:border="none"/>
    </style:style>
    <style:style style:name="Table3" style:family="table">
      <style:table-properties style:width="6.5813in" fo:margin-left="0.3333in" table:align="left"/>
    </style:style>
    <style:style style:name="Table3.A" style:family="table-column">
      <style:table-column-properties style:column-width="6.5813in"/>
    </style:style>
    <style:style style:name="Table3.A1" style:family="table-cell">
      <style:table-cell-properties style:vertical-align="middle" fo:padding="0in" fo:border="none"/>
    </style:style>
    <style:style style:name="P1" style:family="paragraph" style:parent-style-name="Heading_20_1">
      <loext:graphic-properties draw:fill="solid" draw:fill-color="#d6ff59" draw:opacity="100%"/>
      <style:paragraph-properties fo:margin-left="0.0102in" fo:margin-right="0.0102in" fo:margin-top="0in" fo:margin-bottom="0in" style:contextual-spacing="false" fo:line-height="109%" fo:text-align="center" style:justify-single-word="false" fo:text-indent="0in" style:auto-text-indent="false" fo:background-color="#d6ff59" fo:padding="0in" fo:border="none"/>
      <style:text-properties style:font-name="inherit" fo:font-size="21pt" fo:font-weight="bold"/>
    </style:style>
    <style:style style:name="P2" style:family="paragraph" style:parent-style-name="Standard">
      <style:paragraph-properties fo:margin-left="0.0102in" fo:margin-right="0.1146in" fo:margin-top="0in" fo:margin-bottom="0.1965in" style:contextual-spacing="false" fo:line-height="133%" fo:text-indent="0in" style:auto-text-indent="false"/>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ext_20_body">
      <style:paragraph-properties fo:margin-left="0.0102in" fo:margin-right="0.1146in" fo:line-height="133%" fo:text-indent="0in" style:auto-text-indent="false"/>
    </style:style>
    <style:style style:name="P5" style:family="paragraph" style:parent-style-name="Text_20_body">
      <style:paragraph-properties fo:margin-left="0.3335in" fo:margin-right="0.0102in" fo:margin-top="0in" fo:margin-bottom="0in" style:contextual-spacing="false" fo:line-height="150%" fo:orphans="2" fo:widows="2" fo:text-indent="0in" style:auto-text-indent="false" fo:padding="0in" fo:border="none"/>
    </style:style>
    <style:style style:name="P6" style:family="paragraph" style:parent-style-name="Text_20_body">
      <style:paragraph-properties fo:margin-left="0.3335in" fo:margin-right="0.0102in" fo:margin-top="0in" fo:margin-bottom="0in" style:contextual-spacing="false" fo:line-height="150%" fo:orphans="2" fo:widows="2" fo:text-indent="0in" style:auto-text-indent="false"/>
    </style:style>
    <style:style style:name="P7" style:family="paragraph" style:parent-style-name="Text_20_body" style:list-style-name="L1">
      <style:paragraph-properties fo:margin-left="0.3335in" fo:margin-right="0.0102in" fo:margin-top="0in" fo:margin-bottom="0in" style:contextual-spacing="false" fo:line-height="150%" fo:orphans="2" fo:widows="2" fo:text-indent="0in" style:auto-text-indent="false" fo:padding="0in" fo:border="none"/>
    </style:style>
    <style:style style:name="P8" style:family="paragraph" style:parent-style-name="Text_20_body" style:list-style-name="L2">
      <style:paragraph-properties fo:margin-left="0.3335in" fo:margin-right="0.0102in" fo:margin-top="0in" fo:margin-bottom="0in" style:contextual-spacing="false" fo:line-height="150%" fo:orphans="2" fo:widows="2" fo:text-indent="0in" style:auto-text-indent="false" fo:padding="0in" fo:border="none"/>
    </style:style>
    <style:style style:name="P9" style:family="paragraph" style:parent-style-name="Text_20_body" style:list-style-name="L3">
      <style:paragraph-properties fo:margin-left="0.3335in" fo:margin-right="0.0102in" fo:margin-top="0in" fo:margin-bottom="0in" style:contextual-spacing="false" fo:line-height="150%" fo:orphans="2" fo:widows="2" fo:text-indent="0in" style:auto-text-indent="false" fo:padding="0in" fo:border="none"/>
    </style:style>
    <style:style style:name="P10" style:family="paragraph" style:parent-style-name="Text_20_body">
      <style:paragraph-properties fo:margin-left="0.3335in" fo:margin-right="0.0102in" fo:margin-top="0in" fo:margin-bottom="0in" style:contextual-spacing="false" style:line-height-at-least="0.1665in" fo:orphans="2" fo:widows="2" fo:text-indent="0in" style:auto-text-indent="false"/>
      <style:text-properties fo:font-variant="normal" fo:text-transform="none" fo:color="#2b2b2b" loext:opacity="100%" style:font-name="inherit" fo:font-size="12pt" fo:letter-spacing="normal" fo:font-style="normal" fo:font-weight="bold" fo:background-color="#fcba43" loext:padding="0in" loext:border="none"/>
    </style:style>
    <style:style style:name="P11" style:family="paragraph" style:parent-style-name="Text_20_body">
      <style:paragraph-properties fo:margin-left="0.3335in" fo:margin-right="0.0102in" fo:margin-top="0in" fo:margin-bottom="0in" style:contextual-spacing="false" fo:orphans="2" fo:widows="2" fo:text-indent="0in" style:auto-text-indent="false"/>
      <style:text-properties fo:font-variant="normal" fo:text-transform="none" fo:color="#2b2b2b" loext:opacity="100%" style:font-name="inherit" fo:font-size="12pt" fo:letter-spacing="normal" fo:font-style="normal" fo:font-weight="bold" fo:background-color="#99ffcc" loext:padding-left="0.0209in" loext:padding-right="0in" loext:padding-top="0.0209in" loext:padding-bottom="0.0193in" loext:border-left="0.06pt solid #19c619" loext:border-right="none" loext:border-top="0.06pt solid #19c619" loext:border-bottom="0.06pt solid #19c619"/>
    </style:style>
    <style:style style:name="P12" style:family="paragraph" style:parent-style-name="Text_20_body" style:list-style-name="L3">
      <style:paragraph-properties fo:margin-left="0.3335in" fo:margin-right="0.0102in" fo:margin-top="0in" fo:margin-bottom="0in" style:contextual-spacing="false" fo:orphans="2" fo:widows="2" fo:text-indent="0in" style:auto-text-indent="false" fo:padding="0in" fo:border="none"/>
      <style:text-properties fo:font-variant="normal" fo:text-transform="none" fo:color="#2b2b2b" loext:opacity="100%" style:font-name="inherit" fo:font-size="12pt" fo:letter-spacing="normal" fo:font-style="normal" fo:font-weight="normal" fo:background-color="#ffffff" loext:padding="0in" loext:border="none"/>
    </style:style>
    <style:style style:name="P13" style:family="paragraph" style:parent-style-name="Text_20_body">
      <style:paragraph-properties fo:margin-left="0.3335in" fo:margin-right="0.0102in" fo:margin-top="0in" fo:margin-bottom="0in" style:contextual-spacing="false" style:line-height-at-least="0.1665in" fo:orphans="2" fo:widows="2" fo:text-indent="0in" style:auto-text-indent="false"/>
      <style:text-properties fo:font-variant="normal" fo:text-transform="none" fo:color="#444444" loext:opacity="100%" style:font-name="inherit" fo:font-size="12pt" fo:letter-spacing="normal" fo:font-weight="bold" fo:background-color="#ffffff" style:font-name-asian="inherit" style:font-size-asian="12pt" style:font-weight-asian="bold" style:font-name-complex="inherit" style:font-size-complex="12pt" style:font-weight-complex="bold" loext:padding="0in" loext:border="none"/>
    </style:style>
    <style:style style:name="P14" style:family="paragraph" style:parent-style-name="Text_20_body">
      <style:paragraph-properties fo:margin-left="0.3335in" fo:margin-right="0.0102in" fo:margin-top="0in" fo:margin-bottom="0in" style:contextual-spacing="false" fo:orphans="2" fo:widows="2" fo:text-indent="0in" style:auto-text-indent="false"/>
      <style:text-properties fo:font-variant="normal" fo:text-transform="none" fo:color="#dad9d7" loext:opacity="100%" fo:letter-spacing="normal" fo:background-color="#1a1a1a" loext:padding-left="0.0193in" loext:padding-right="0in" loext:padding-top="0.0193in" loext:padding-bottom="0.0193in" loext:border-left="0.06pt solid #e6e6e6" loext:border-right="none" loext:border-top="0.06pt solid #e6e6e6" loext:border-bottom="0.06pt solid #e6e6e6"/>
    </style:style>
    <style:style style:name="P15" style:family="paragraph" style:parent-style-name="Text_20_body">
      <style:paragraph-properties fo:margin-left="0.3335in" fo:margin-right="0.0102in" fo:margin-top="0in" fo:margin-bottom="0in" style:contextual-spacing="false" fo:orphans="2" fo:widows="2" fo:text-indent="0in" style:auto-text-indent="false"/>
      <style:text-properties fo:font-variant="normal" fo:text-transform="none" fo:color="#dad9d7" loext:opacity="100%" style:font-name="inherit" fo:font-size="12pt" fo:letter-spacing="normal" fo:font-style="normal" fo:font-weight="normal" fo:background-color="#1a1a1a" loext:padding-left="0.0193in" loext:padding-right="0in" loext:padding-top="0.0193in" loext:padding-bottom="0.0193in" loext:border-left="0.06pt solid #e6e6e6" loext:border-right="none" loext:border-top="0.06pt solid #e6e6e6" loext:border-bottom="0.06pt solid #e6e6e6"/>
    </style:style>
    <style:style style:name="P16" style:family="paragraph" style:parent-style-name="Text_20_body">
      <style:paragraph-properties fo:margin-left="0.3335in" fo:margin-right="0.0102in" fo:margin-top="0in" fo:margin-bottom="0in" style:contextual-spacing="false" fo:orphans="2" fo:widows="2" fo:text-indent="0in" style:auto-text-indent="false" fo:padding="0in" fo:border="none"/>
    </style:style>
    <style:style style:name="P17" style:family="paragraph" style:parent-style-name="Text_20_body">
      <style:paragraph-properties fo:margin-left="0.3335in" fo:margin-right="0.0102in" fo:margin-top="0in" fo:margin-bottom="0in" style:contextual-spacing="false" fo:orphans="2" fo:widows="2" fo:text-indent="0in" style:auto-text-indent="false"/>
    </style:style>
    <style:style style:name="P18" style:family="paragraph" style:parent-style-name="Text_20_body" style:list-style-name="L3">
      <style:paragraph-properties fo:margin-left="0.3335in" fo:margin-right="0.0102in" fo:margin-top="0in" fo:margin-bottom="0in" style:contextual-spacing="false" fo:orphans="2" fo:widows="2" fo:text-indent="0in" style:auto-text-indent="false" fo:padding="0in" fo:border="none"/>
    </style:style>
    <style:style style:name="T1" style:family="text">
      <style:text-properties fo:text-transform="capitalize" fo:color="#767676" loext:opacity="100%" style:text-line-through-style="none" style:text-line-through-type="none" style:font-name="inherit" fo:font-size="9pt" style:text-underline-style="none" fo:font-weight="normal" style:text-blinking="false" fo:background-color="#ffffff" loext:char-shading-value="0" loext:padding="0in" loext:border="none"/>
    </style:style>
    <style:style style:name="T2" style:family="text">
      <style:text-properties fo:text-transform="capitalize" fo:color="#767676" loext:opacity="100%" style:font-name="inherit" fo:font-size="9pt" fo:font-weight="normal" fo:background-color="#ffffff" loext:char-shading-value="0" loext:padding="0in" loext:border="none"/>
    </style:style>
    <style:style style:name="T3" style:family="text">
      <style:text-properties fo:text-transform="uppercase" fo:color="#2b2b2b" loext:opacity="100%" style:text-line-through-style="none" style:text-line-through-type="none" style:font-name="inherit" fo:font-size="9pt" style:text-underline-style="none" fo:font-weight="bold" style:text-blinking="false" fo:background-color="#ffffff" loext:char-shading-value="0" loext:padding="0in" loext:border="none"/>
    </style:style>
    <style:style style:name="T4" style:family="text">
      <style:text-properties style:font-name="inherit" fo:font-size="12pt" fo:font-style="normal" fo:font-weight="normal"/>
    </style:style>
    <style:style style:name="T5" style:family="text">
      <style:text-properties fo:font-weight="bold" fo:background-color="#e8e8e8" loext:char-shading-value="0"/>
    </style:style>
    <style:style style:name="T6" style:family="text">
      <style:text-properties fo:font-variant="normal" fo:text-transform="none" fo:color="#111111" loext:opacity="100%" style:font-name="inherit" fo:font-size="12.75pt" fo:letter-spacing="normal" fo:font-style="normal" fo:font-weight="normal" fo:background-color="#ffffff" loext:char-shading-value="0" loext:padding="0in" loext:border="none"/>
    </style:style>
    <style:style style:name="T7" style:family="text">
      <style:text-properties fo:font-variant="normal" fo:text-transform="none" fo:color="#111111" loext:opacity="100%" style:font-name="Monaco" fo:font-size="12.75pt" fo:letter-spacing="normal" fo:font-style="normal" fo:font-weight="bold" fo:background-color="#ffffff" loext:char-shading-value="0" loext:padding="0in" loext:border="none"/>
    </style:style>
    <style:style style:name="T8" style:family="text">
      <style:text-properties fo:font-variant="normal" fo:text-transform="none" fo:color="#2b2b2b" loext:opacity="100%" style:font-name="inherit" fo:font-size="12pt" fo:letter-spacing="normal" fo:font-style="normal" fo:font-weight="bold" fo:background-color="#99ffcc" loext:char-shading-value="0" loext:padding-left="0.0311in" loext:padding-right="0in" loext:padding-top="0.0311in" loext:padding-bottom="0.0209in" loext:border-left="0.06pt solid #19c619" loext:border-right="none" loext:border-top="0.06pt solid #19c619" loext:border-bottom="0.06pt solid #19c619"/>
    </style:style>
    <style:style style:name="T9" style:family="text">
      <style:text-properties fo:font-variant="normal" fo:text-transform="none" fo:color="#2b2b2b" loext:opacity="100%" style:font-name="inherit" fo:font-size="12pt" fo:letter-spacing="normal" fo:font-style="normal" fo:font-weight="bold" fo:background-color="#99ffcc" loext:char-shading-value="0" loext:padding-left="0.0209in" loext:padding-right="0in" loext:padding-top="0.0209in" loext:padding-bottom="0.0193in" loext:border-left="0.06pt solid #19c619" loext:border-right="none" loext:border-top="0.06pt solid #19c619" loext:border-bottom="0.06pt solid #19c619"/>
    </style:style>
    <style:style style:name="T10" style:family="text">
      <style:text-properties fo:font-variant="normal" fo:text-transform="none" fo:color="#2b2b2b" loext:opacity="100%" style:font-name="inherit" fo:font-size="12pt" fo:letter-spacing="normal" fo:font-style="normal" fo:font-weight="bold" fo:background-color="#e8e8e8" loext:char-shading-value="0" loext:padding="0in" loext:border="none"/>
    </style:style>
    <style:style style:name="T11" style:family="text">
      <style:text-properties fo:font-variant="normal" fo:text-transform="none" fo:color="#2b2b2b" loext:opacity="100%" style:font-name="inherit" fo:font-size="12pt" fo:letter-spacing="normal" fo:font-style="normal" fo:font-weight="normal" fo:background-color="#ffffff" loext:char-shading-value="0" loext:padding="0in" loext:border="none"/>
    </style:style>
    <style:style style:name="T12" style:family="text">
      <style:text-properties fo:font-variant="normal" fo:text-transform="none" fo:color="#2b2b2b" loext:opacity="100%" style:font-name="inherit" fo:font-size="12pt" fo:letter-spacing="normal" fo:font-style="italic" fo:font-weight="normal" fo:background-color="#ffffff" loext:char-shading-value="0" loext:padding="0in" loext:border="none"/>
    </style:style>
    <style:style style:name="T13" style:family="text">
      <style:text-properties fo:font-variant="normal" fo:text-transform="none" fo:color="#2b2b2b" loext:opacity="100%" style:font-name="inherit" fo:font-size="12pt" fo:letter-spacing="normal" fo:font-weight="bold" fo:background-color="#ffffff" loext:char-shading-value="0" loext:padding="0in" loext:border="none"/>
    </style:style>
    <style:style style:name="T14" style:family="text">
      <style:text-properties fo:font-variant="normal" fo:text-transform="none" fo:color="#2b2b2b" loext:opacity="100%" style:font-name="inherit" fo:letter-spacing="normal" fo:font-weight="bold" fo:background-color="#99ffcc" loext:char-shading-value="0" loext:padding-left="0.0209in" loext:padding-right="0in" loext:padding-top="0.0209in" loext:padding-bottom="0.0193in" loext:border-left="0.06pt solid #19c619" loext:border-right="none" loext:border-top="0.06pt solid #19c619" loext:border-bottom="0.06pt solid #19c619"/>
    </style:style>
    <style:style style:name="T15" style:family="text">
      <style:text-properties fo:font-variant="normal" fo:text-transform="none" fo:color="#2b2b2b" loext:opacity="100%" style:font-name="Monaco" fo:font-size="12pt" fo:letter-spacing="normal" fo:font-style="normal" fo:font-weight="bold" fo:background-color="#ffffff" loext:char-shading-value="0" loext:padding="0in" loext:border="none"/>
    </style:style>
    <style:style style:name="T16" style:family="text">
      <style:text-properties fo:font-variant="normal" fo:text-transform="none" fo:color="#2b2b2b" loext:opacity="100%" style:font-name="Monaco" fo:font-size="12pt" fo:letter-spacing="normal" fo:font-style="normal" fo:font-weight="bold" fo:background-color="#e8e8e8" loext:char-shading-value="0" loext:padding="0in" loext:border="none"/>
    </style:style>
    <style:style style:name="T17" style:family="text">
      <style:text-properties fo:font-variant="normal" fo:text-transform="none" fo:color="#2b2b2b" loext:opacity="100%" style:font-name="Monaco" fo:letter-spacing="normal" fo:font-weight="bold" fo:background-color="#99ffcc" loext:char-shading-value="0" loext:padding="0in" loext:border="none"/>
    </style:style>
    <style:style style:name="T18" style:family="text">
      <style:text-properties fo:font-variant="normal" fo:text-transform="none" fo:color="#2b2b2b" loext:opacity="100%" fo:letter-spacing="normal" fo:background-color="#ffffff" loext:char-shading-value="0" loext:padding="0in" loext:border="none"/>
    </style:style>
    <style:style style:name="T19" style:family="text">
      <style:text-properties fo:font-variant="normal" fo:text-transform="none" fo:color="#00a7a7" loext:opacity="100%" style:text-line-through-style="none" style:text-line-through-type="none" style:font-name="inherit" fo:font-size="12pt" fo:letter-spacing="normal" fo:font-style="normal" style:text-underline-style="none" fo:font-weight="bold" style:text-blinking="false" fo:background-color="#ffffff" loext:char-shading-value="0" loext:padding="0in" loext:border="none"/>
    </style:style>
    <style:style style:name="T20" style:family="text">
      <style:text-properties fo:font-variant="normal" fo:text-transform="none" fo:color="#808080" loext:opacity="100%" style:font-name="Monaco" fo:font-style="normal" fo:font-weight="normal" fo:background-color="#ffffff" loext:char-shading-value="0" loext:padding="0in" loext:border="none"/>
    </style:style>
    <style:style style:name="T21" style:family="text">
      <style:text-properties fo:font-variant="normal" fo:text-transform="none" fo:color="#7f0055" loext:opacity="100%" style:font-name="Monaco" fo:font-style="normal" fo:font-weight="bold" fo:background-color="#ffffff" loext:char-shading-value="0" loext:padding="0in" loext:border="none"/>
    </style:style>
    <style:style style:name="T22" style:family="text">
      <style:text-properties fo:font-variant="normal" fo:text-transform="none" style:font-name="Monaco" fo:font-style="normal" fo:font-weight="normal" fo:background-color="#ffffff" loext:char-shading-value="0" loext:padding="0in" loext:border="none"/>
    </style:style>
    <style:style style:name="T23"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24" style:family="text">
      <style:text-properties fo:font-variant="normal" fo:text-transform="none" fo:color="#000000" loext:opacity="100%" style:font-name="Monaco" fo:font-style="normal" fo:font-weight="normal" fo:background-color="#ffffff" loext:char-shading-value="0" loext:padding="0in" loext:border="none"/>
    </style:style>
    <style:style style:name="T25" style:family="text">
      <style:text-properties fo:font-variant="normal" fo:text-transform="none" fo:color="#000000" loext:opacity="100%" style:font-name="Monaco" fo:font-size="12pt" fo:letter-spacing="normal" fo:font-style="normal" fo:font-weight="bold" fo:background-color="#ffffff" loext:char-shading-value="0" loext:padding="0in" loext:border="none"/>
    </style:style>
    <style:style style:name="T26" style:family="text">
      <style:text-properties fo:font-variant="normal" fo:text-transform="none" fo:color="#000000" loext:opacity="100%" style:font-name="Monaco" fo:font-size="12pt" fo:letter-spacing="normal" fo:font-style="normal" fo:font-weight="bold" fo:background-color="#e8e8e8" loext:char-shading-value="0" loext:padding="0in" loext:border="none"/>
    </style:style>
    <style:style style:name="T27" style:family="text">
      <style:text-properties fo:font-variant="normal" fo:text-transform="none" fo:background-color="#ffffff" loext:char-shading-value="0" loext:padding="0in" loext:border="none"/>
    </style:style>
    <style:style style:name="T28" style:family="text">
      <style:text-properties fo:font-variant="normal" fo:text-transform="none" fo:color="#2a00ff" loext:opacity="100%" style:font-name="Monaco" fo:font-style="normal" fo:font-weight="normal" fo:background-color="#ffffff" loext:char-shading-value="0" loext:padding="0in" loext:border="none"/>
    </style:style>
    <style:style style:name="T29" style:family="text">
      <style:text-properties fo:font-variant="normal" fo:text-transform="none" fo:color="#009900" loext:opacity="100%" style:font-name="Monaco" fo:font-style="normal" fo:font-weight="normal" fo:background-color="#ffffff" loext:char-shading-value="0" loext:padding="0in" loext:border="none"/>
    </style:style>
    <style:style style:name="T30" style:family="text">
      <style:text-properties fo:font-variant="normal" fo:text-transform="none" fo:color="#3f5fbf" loext:opacity="100%" style:font-name="Monaco" fo:font-style="normal" fo:font-weight="normal" fo:background-color="#ffffff" loext:char-shading-value="0" loext:padding="0in" loext:border="none"/>
    </style:style>
    <style:style style:name="T31" style:family="text">
      <style:text-properties fo:background-color="#e8e8e8" loext:char-shading-value="0"/>
    </style:style>
    <style:style style:name="T32" style:family="text">
      <style:text-properties fo:color="#444444" loext:opacity="100%" style:font-name="inherit" fo:font-size="12pt" fo:font-weight="bold" fo:background-color="#ffffff" loext:char-shading-value="0" style:font-name-asian="inherit" style:font-size-asian="12pt" style:font-weight-asian="bold" style:font-name-complex="inherit" style:font-size-complex="12pt" style:font-weight-complex="bold" loext:padding="0in" loext:border="non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javabrahman.com/category/java-8/" text:style-name="Internet_20_link" text:visited-style-name="Visited_20_Internet_20_Link"><text:span text:style-name="T3">JAVA 8</text:span></text:a></text:p>
      <text:h text:style-name="P1" text:outline-level="1">Java 8 java.util.function.Consumer Tutorial with Examples</text:h>
      <text:p text:style-name="P4"><text:a xlink:type="simple" xlink:href="https://www.javabrahman.com/java-8/java-8-java-util-function-consumer-tutorial-with-examples/" text:style-name="Internet_20_link" text:visited-style-name="Visited_20_Internet_20_Link"><text:span text:style-name="T1">December 6, 2015</text:span></text:a><text:span text:style-name="T2"> </text:span><text:a xlink:type="simple" xlink:href="https://www.javabrahman.com/java-8/java-8-java-util-function-consumer-tutorial-with-examples/#comments" text:style-name="Internet_20_link" text:visited-style-name="Visited_20_Internet_20_Link"><text:span text:style-name="T1">4 Comments</text:span></text:a></text:p>
      <text:p text:style-name="P5"><text:bookmark text:name="aswift_1_expand"/><text:bookmark text:name="aswift_1_anchor"/><text:span text:style-name="T6">Tutorial explains the in-built functional interface </text:span><text:span text:style-name="Source_20_Text"><text:span text:style-name="T7">Consumer&lt;T&gt;</text:span></text:span><text:span text:style-name="T6"> introduced in Java 8. It uses examples to show how the </text:span><text:span text:style-name="Source_20_Text"><text:span text:style-name="T7">accept()</text:span></text:span><text:span text:style-name="T6"> &amp; </text:span><text:span text:style-name="Source_20_Text"><text:span text:style-name="T7">andThen()</text:span></text:span><text:span text:style-name="T6"> methods of the Consumer interface are to be used.</text:span></text:p>
      <text:p text:style-name="P5"><text:span text:style-name="T8">What is java.util.function.Consumer</text:span><text:span text:style-name="T11"><text:line-break/></text:span><text:span text:style-name="Source_20_Text"><text:span text:style-name="T15">Consumer&lt;T&gt;</text:span></text:span><text:span text:style-name="T11"> is an in-built functional interface introduced in Java 8 in the </text:span><text:span text:style-name="Source_20_Text"><text:span text:style-name="T15">java.util.function</text:span></text:span><text:span text:style-name="T11"> package. Consumer can be used in all contexts where an object needs to be consumed,i.e. taken as input, and some operation is to be performed on the object without returning any result. Common example of such an operation is </text:span><text:span text:style-name="Emphasis"><text:span text:style-name="T12">printing</text:span></text:span><text:span text:style-name="T11"> where an object is taken as input to the printing function and the value of the object is printed( we will expand upon the printing example in more detail below when understanding how to use Consumer interface).</text:span></text:p>
      <text:p text:style-name="P16"><text:span text:style-name="T11">Since Consumer is a functional interface, hence it can be used as the assignment target for a lambda expression or a method reference.<text:line-break/>In case you are new to functional programming then you might want to go through functional interfaces and lambda expressions tutorials before proceeding ahead – </text:span><text:bookmark text:name="internal-link1"/><text:a xlink:type="simple" xlink:href="https://www.javabrahman.com/java-8/functional-interfaces-java-8/" text:style-name="Internet_20_link" text:visited-style-name="Visited_20_Internet_20_Link"><text:span text:style-name="T19">functional interfaces tutorial</text:span></text:a><text:span text:style-name="T11"> , </text:span><text:bookmark text:name="internal-link"/><text:a xlink:type="simple" xlink:href="https://www.javabrahman.com/java-8/lambda-expressions-java-8-explained-examples/" text:style-name="Internet_20_link" text:visited-style-name="Visited_20_Internet_20_Link"><text:span text:style-name="T19">lambda expressions tutorial</text:span></text:a><text:span text:style-name="T11"> .</text:span></text:p>
      <text:p text:style-name="P5"><text:span text:style-name="T9">Function Descriptor of Consumer&lt;T&gt;</text:span><text:span text:style-name="T11">:Consumer’s Function Descriptor is </text:span><text:span text:style-name="Source_20_Text"><text:span text:style-name="T16">T -&gt; ()</text:span></text:span><text:span text:style-name="T11">. This means an object of type T is input to the lambda with no return value. To understand Function Descriptors in details you can refer the </text:span><text:bookmark text:name="internal-link2"/><text:a xlink:type="simple" xlink:href="https://www.javabrahman.com/java-8/function-descriptors-java-8-explained/" text:style-name="Internet_20_link" text:visited-style-name="Visited_20_Internet_20_Link"><text:span text:style-name="T19">function descriptor tutorial<text:line-break/></text:span></text:a><text:span text:style-name="T11">.</text:span></text:p>
      <text:p text:style-name="P5"><text:bookmark text:name="aswift_2_expand"/><text:bookmark text:name="aswift_2_anchor"/><text:span text:style-name="T9">Advantage of predefined java.util.function.Consumer</text:span><text:span text:style-name="T11">:In all scenarios where an object is to be taken as input and an operation performed on it, the </text:span><text:soft-page-break/><text:span text:style-name="T11">in-built functional interface </text:span><text:span text:style-name="Source_20_Text"><text:span text:style-name="T15">Consumer&lt;T&gt;</text:span></text:span><text:span text:style-name="T11"> can be used without the need to define a new functional interface every time.</text:span></text:p>
      <text:p text:style-name="P10">java.util.function.Consumer source code</text:p>
      <text:section text:style-name="Sect1" text:name="highlighter_443400">
        <table:table table:name="Table1" table:style-name="Table1">
          <table:table-column table:style-name="Table1.A"/>
          <table:table-row table:style-name="TableLine1862055702656">
            <table:table-cell table:style-name="Table1.A1" office:value-type="string">
              <text:p text:style-name="P3"><text:span text:style-name="Source_20_Text"><text:span text:style-name="T20">@FunctionalInterface</text:span></text:span></text:p>
              <text:p text:style-name="P3"><text:span text:style-name="Source_20_Text"><text:span text:style-name="T21">public</text:span></text:span><text:span text:style-name="T22"> </text:span><text:span text:style-name="Source_20_Text"><text:span text:style-name="T21">interface</text:span></text:span><text:span text:style-name="T22"> </text:span><text:span text:style-name="Source_20_Text"><text:span text:style-name="T24">Consumer&lt;T&gt; {</text:span></text:span></text:p>
              <text:p text:style-name="P3"><text:span text:style-name="Source_20_Text"><text:span text:style-name="T27">    </text:span></text:span><text:span text:style-name="Source_20_Text"><text:span text:style-name="T21">void</text:span></text:span><text:span text:style-name="T22"> </text:span><text:span text:style-name="Source_20_Text"><text:span text:style-name="T24">accept(T t);</text:span></text:span></text:p>
              <text:p text:style-name="P3"><text:span text:style-name="Source_20_Text"><text:span text:style-name="T27">    </text:span></text:span><text:span text:style-name="Source_20_Text"><text:span text:style-name="T21">default</text:span></text:span><text:span text:style-name="T22"> </text:span><text:span text:style-name="Source_20_Text"><text:span text:style-name="T24">Consumer&lt;T&gt; andThen(Consumer&lt;? </text:span></text:span><text:span text:style-name="Source_20_Text"><text:span text:style-name="T21">super</text:span></text:span><text:span text:style-name="T22"> </text:span><text:span text:style-name="Source_20_Text"><text:span text:style-name="T24">T&gt; after) {</text:span></text:span></text:p>
              <text:p text:style-name="P3"><text:span text:style-name="Source_20_Text"><text:span text:style-name="T27">        </text:span></text:span><text:span text:style-name="Source_20_Text"><text:span text:style-name="T24">Objects.requireNonNull(after);</text:span></text:span></text:p>
              <text:p text:style-name="P3"><text:span text:style-name="Source_20_Text"><text:span text:style-name="T27">        </text:span></text:span><text:span text:style-name="Source_20_Text"><text:span text:style-name="T21">return</text:span></text:span><text:span text:style-name="T22"> </text:span><text:span text:style-name="Source_20_Text"><text:span text:style-name="T24">(T t) -&gt; { accept(t); after.accept(t); };</text:span></text:span></text:p>
              <text:p text:style-name="P3"><text:span text:style-name="Source_20_Text"><text:span text:style-name="T27">    </text:span></text:span><text:span text:style-name="Source_20_Text"><text:span text:style-name="T24">}</text:span></text:span></text:p>
              <text:p text:style-name="P3"><text:span text:style-name="Source_20_Text"><text:span text:style-name="T24">}</text:span></text:span></text:p>
            </table:table-cell>
          </table:table-row>
        </table:table>
        <text:p text:style-name="P13"/>
      </text:section>
      <text:p text:style-name="P6"><text:span text:style-name="T14">Salient Points regarding </text:span><text:span text:style-name="Source_20_Text"><text:span text:style-name="T17">Consumer&lt;T&gt;</text:span></text:span><text:span text:style-name="T14">’s source code </text:span><text:span text:style-name="T18">:</text:span></text:p>
      <text:list xml:id="list3410652194" text:style-name="L1">
        <text:list-item>
          <text:p text:style-name="P7"><text:bookmark text:name="code-explanation-black"/><text:span text:style-name="Source_20_Text"><text:span text:style-name="T25">Consumer </text:span></text:span><text:span text:style-name="T11">has been defined with the generic type </text:span><text:span text:style-name="Source_20_Text"><text:span text:style-name="T25">T</text:span></text:span><text:span text:style-name="T11"> which is the same type which its </text:span><text:span text:style-name="Source_20_Text"><text:span text:style-name="T25">accept()</text:span></text:span><text:span text:style-name="T11"> &amp; </text:span><text:span text:style-name="Source_20_Text"><text:span text:style-name="T25">andThen()</text:span></text:span><text:span text:style-name="T11"> methods take as input.</text:span></text:p>
        </text:list-item>
        <text:list-item>
          <text:p text:style-name="P7"><text:span text:style-name="Source_20_Text"><text:span text:style-name="T25">accept()</text:span></text:span><text:span text:style-name="T11"> method is the primary abstract method of the Consumer functional interface. Its function descriptor being </text:span><text:span text:style-name="Source_20_Text"><text:span text:style-name="T26">T -&gt; ()</text:span></text:span><text:span text:style-name="T11">. I.e. </text:span><text:span text:style-name="Source_20_Text"><text:span text:style-name="T25">accept()</text:span></text:span><text:span text:style-name="T11"> method takes as input the type T and returns no value. I will explain usage of </text:span><text:span text:style-name="Source_20_Text"><text:span text:style-name="T25">accept()</text:span></text:span><text:span text:style-name="T11"> with detailed example in the next section.</text:span></text:p>
        </text:list-item>
        <text:list-item>
          <text:p text:style-name="P7"><text:span text:style-name="T11">All lambda definitions for Consumer must be written in accordance with accept method’s signature, and conversely all lambdas with the same signature as that of </text:span><text:span text:style-name="Source_20_Text"><text:span text:style-name="T25">accept()</text:span></text:span><text:span text:style-name="T11"> are candidates for assignment to an instance of Consumer interface.</text:span></text:p>
        </text:list-item>
        <text:list-item>
          <text:p text:style-name="P7"><text:span text:style-name="Source_20_Text"><text:span text:style-name="T25">andThen()</text:span></text:span><text:span text:style-name="T11"> is a </text:span><text:bookmark text:name="internal-link3"/><text:a xlink:type="simple" xlink:href="https://www.javabrahman.com/java-8/default-methods-in-java-8-with-examples/" text:style-name="Internet_20_link" text:visited-style-name="Visited_20_Internet_20_Link"><text:span text:style-name="T19">default method<text:line-break/></text:span></text:a><text:span text:style-name="T11"> in Consumer interface. Method </text:span><text:span text:style-name="Source_20_Text"><text:span text:style-name="T25">andThen()</text:span></text:span><text:span text:style-name="T11">, when applied on a Consumer interface, takes as input another instance of Consumer interface and returns as a result a </text:span><text:span text:style-name="Emphasis"><text:span text:style-name="T12">new </text:span></text:span><text:span text:style-name="T11">consumer interface which represents </text:span><text:span text:style-name="Emphasis"><text:span text:style-name="T12">aggregation </text:span></text:span><text:span text:style-name="T11">of both of the operations defined in the two Consumer interfaces. I will explain the usage of </text:span><text:span text:style-name="Source_20_Text"><text:span text:style-name="T25">andThen()</text:span></text:span><text:span text:style-name="T11"> with a detailed example in coming sections.</text:span></text:p>
        </text:list-item>
      </text:list>
      <text:p text:style-name="P5"><text:span text:style-name="T8">Usage of accept() method of Consumer</text:span><text:span text:style-name="T11">:<text:line-break/>To understand the </text:span><text:span text:style-name="Source_20_Text"><text:span text:style-name="T15">accept()</text:span></text:span><text:span text:style-name="T11"> method lets take a look at the example below where I take a list of integers and print them using a method </text:span><text:span text:style-name="Source_20_Text"><text:span text:style-name="T15">printList()</text:span></text:span><text:span text:style-name="T11">. The </text:span><text:span text:style-name="Source_20_Text"><text:span text:style-name="T15">printList()</text:span></text:span><text:span text:style-name="T11"> method takes 2 inputs- an instance of Consumer interface </text:span><text:soft-page-break/><text:span text:style-name="T11">which contains the printing logic </text:span><text:span text:style-name="Emphasis"><text:span text:style-name="T12">and </text:span></text:span><text:span text:style-name="T11">the list which is to be printed. Lets have a look at the code now, post which I will explain in detail how this code works-</text:span></text:p>
      <text:p text:style-name="P10">Code showing usage of Consumer.accept() method</text:p>
      <text:section text:style-name="Sect1" text:name="highlighter_186998">
        <table:table table:name="Table2" table:style-name="Table2">
          <table:table-column table:style-name="Table2.A"/>
          <table:table-row table:style-name="TableLine1862187826048">
            <table:table-cell table:style-name="Table2.A1" office:value-type="string">
              <text:p text:style-name="P3"><text:span text:style-name="Source_20_Text"><text:span text:style-name="T21">package</text:span></text:span><text:span text:style-name="T22"> </text:span><text:span text:style-name="Source_20_Text"><text:span text:style-name="T24">com.javabrahman.java8;</text:span></text:span></text:p>
              <text:p text:style-name="P3"><text:span text:style-name="Source_20_Text"><text:span text:style-name="T21">import</text:span></text:span><text:span text:style-name="T22"> </text:span><text:span text:style-name="Source_20_Text"><text:span text:style-name="T24">java.util.ArrayList;</text:span></text:span></text:p>
              <text:p text:style-name="P3"><text:span text:style-name="Source_20_Text"><text:span text:style-name="T21">import</text:span></text:span><text:span text:style-name="T22"> </text:span><text:span text:style-name="Source_20_Text"><text:span text:style-name="T24">java.util.Arrays;</text:span></text:span></text:p>
              <text:p text:style-name="P3"><text:span text:style-name="Source_20_Text"><text:span text:style-name="T21">import</text:span></text:span><text:span text:style-name="T22"> </text:span><text:span text:style-name="Source_20_Text"><text:span text:style-name="T24">java.util.List;</text:span></text:span></text:p>
              <text:p text:style-name="P3"><text:span text:style-name="Source_20_Text"><text:span text:style-name="T21">import</text:span></text:span><text:span text:style-name="T22"> </text:span><text:span text:style-name="Source_20_Text"><text:span text:style-name="T24">java.util.function.Consumer;</text:span></text:span></text:p>
              <text:p text:style-name="P3"><text:span text:style-name="Source_20_Text"><text:span text:style-name="T21">public</text:span></text:span><text:span text:style-name="T22"> </text:span><text:span text:style-name="Source_20_Text"><text:span text:style-name="T21">class</text:span></text:span><text:span text:style-name="T22"> </text:span><text:span text:style-name="Source_20_Text"><text:span text:style-name="T24">ConsumerFunctionExample{</text:span></text:span></text:p>
              <text:p text:style-name="P3"><text:span text:style-name="Source_20_Text"><text:span text:style-name="T27">  </text:span></text:span><text:span text:style-name="Source_20_Text"><text:span text:style-name="T21">public</text:span></text:span><text:span text:style-name="T22"> </text:span><text:span text:style-name="Source_20_Text"><text:span text:style-name="T21">static</text:span></text:span><text:span text:style-name="T22"> </text:span><text:span text:style-name="Source_20_Text"><text:span text:style-name="T21">void</text:span></text:span><text:span text:style-name="T22"> </text:span><text:span text:style-name="Source_20_Text"><text:span text:style-name="T24">main(String args[]){</text:span></text:span></text:p>
              <text:p text:style-name="P3"><text:span text:style-name="Source_20_Text"><text:span text:style-name="T27">    </text:span></text:span><text:span text:style-name="Source_20_Text"><text:span text:style-name="T24">Consumer&lt;Integer&gt; consumer= i-&gt; System.out.print(</text:span></text:span><text:span text:style-name="Source_20_Text"><text:span text:style-name="T28">" "</text:span></text:span><text:span text:style-name="Source_20_Text"><text:span text:style-name="T24">+i);</text:span></text:span></text:p>
              <text:p text:style-name="P3"><text:span text:style-name="Source_20_Text"><text:span text:style-name="T27">    </text:span></text:span><text:span text:style-name="Source_20_Text"><text:span text:style-name="T24">List&lt;Integer&gt; integerList=Arrays.asList(</text:span></text:span><text:span text:style-name="Source_20_Text"><text:span text:style-name="T21">new</text:span></text:span><text:span text:style-name="T22"> </text:span><text:span text:style-name="Source_20_Text"><text:span text:style-name="T24">Integer(</text:span></text:span><text:span text:style-name="Source_20_Text"><text:span text:style-name="T29">1</text:span></text:span><text:span text:style-name="Source_20_Text"><text:span text:style-name="T24">), </text:span></text:span></text:p>
              <text:p text:style-name="P3"><text:span text:style-name="Source_20_Text"><text:span text:style-name="T27">                              </text:span></text:span><text:span text:style-name="Source_20_Text"><text:span text:style-name="T21">new</text:span></text:span><text:span text:style-name="T22"> </text:span><text:span text:style-name="Source_20_Text"><text:span text:style-name="T24">Integer(</text:span></text:span><text:span text:style-name="Source_20_Text"><text:span text:style-name="T29">10</text:span></text:span><text:span text:style-name="Source_20_Text"><text:span text:style-name="T24">), </text:span></text:span><text:span text:style-name="Source_20_Text"><text:span text:style-name="T21">new</text:span></text:span><text:span text:style-name="T22"> </text:span><text:span text:style-name="Source_20_Text"><text:span text:style-name="T24">Integer(</text:span></text:span><text:span text:style-name="Source_20_Text"><text:span text:style-name="T29">200</text:span></text:span><text:span text:style-name="Source_20_Text"><text:span text:style-name="T24">),</text:span></text:span></text:p>
              <text:p text:style-name="P3"><text:span text:style-name="Source_20_Text"><text:span text:style-name="T27">                              </text:span></text:span><text:span text:style-name="Source_20_Text"><text:span text:style-name="T21">new</text:span></text:span><text:span text:style-name="T22"> </text:span><text:span text:style-name="Source_20_Text"><text:span text:style-name="T24">Integer(</text:span></text:span><text:span text:style-name="Source_20_Text"><text:span text:style-name="T29">101</text:span></text:span><text:span text:style-name="Source_20_Text"><text:span text:style-name="T24">), </text:span></text:span><text:span text:style-name="Source_20_Text"><text:span text:style-name="T21">new</text:span></text:span><text:span text:style-name="T22"> </text:span><text:span text:style-name="Source_20_Text"><text:span text:style-name="T24">Integer(-</text:span></text:span><text:span text:style-name="Source_20_Text"><text:span text:style-name="T29">10</text:span></text:span><text:span text:style-name="Source_20_Text"><text:span text:style-name="T24">),</text:span></text:span></text:p>
              <text:p text:style-name="P3"><text:span text:style-name="Source_20_Text"><text:span text:style-name="T27">                              </text:span></text:span><text:span text:style-name="Source_20_Text"><text:span text:style-name="T21">new</text:span></text:span><text:span text:style-name="T22"> </text:span><text:span text:style-name="Source_20_Text"><text:span text:style-name="T24">Integer(</text:span></text:span><text:span text:style-name="Source_20_Text"><text:span text:style-name="T29">0</text:span></text:span><text:span text:style-name="Source_20_Text"><text:span text:style-name="T24">));</text:span></text:span></text:p>
              <text:p text:style-name="P3"><text:span text:style-name="Source_20_Text"><text:span text:style-name="T27">    </text:span></text:span><text:span text:style-name="Source_20_Text"><text:span text:style-name="T24">printList(integerList, consumer);</text:span></text:span></text:p>
              <text:p text:style-name="P3"><text:span text:style-name="Source_20_Text"><text:span text:style-name="T27"> </text:span></text:span><text:span text:style-name="Source_20_Text"><text:span text:style-name="T24">}</text:span></text:span></text:p>
              <text:p text:style-name="P3"><text:span text:style-name="Source_20_Text"><text:span text:style-name="T27"> </text:span></text:span><text:span text:style-name="Source_20_Text"><text:span text:style-name="T21">public</text:span></text:span><text:span text:style-name="T22"> </text:span><text:span text:style-name="Source_20_Text"><text:span text:style-name="T21">static</text:span></text:span><text:span text:style-name="T22"> </text:span><text:span text:style-name="Source_20_Text"><text:span text:style-name="T21">void</text:span></text:span><text:span text:style-name="T22"> </text:span><text:span text:style-name="Source_20_Text"><text:span text:style-name="T24">printList(List&lt;Integer&gt; listOfIntegers, Consumer&lt;Integer&gt; consumer){</text:span></text:span></text:p>
              <text:p text:style-name="P3"><text:span text:style-name="Source_20_Text"><text:span text:style-name="T27">  </text:span></text:span><text:span text:style-name="Source_20_Text"><text:span text:style-name="T21">for</text:span></text:span><text:span text:style-name="Source_20_Text"><text:span text:style-name="T24">(Integer integer:listOfIntegers){</text:span></text:span></text:p>
              <text:p text:style-name="P3"><text:span text:style-name="Source_20_Text"><text:span text:style-name="T27">    </text:span></text:span><text:span text:style-name="Source_20_Text"><text:span text:style-name="T24">consumer.accept(integer);</text:span></text:span></text:p>
              <text:p text:style-name="P3"><text:span text:style-name="Source_20_Text"><text:span text:style-name="T27">  </text:span></text:span><text:span text:style-name="Source_20_Text"><text:span text:style-name="T24">}</text:span></text:span></text:p>
              <text:p text:style-name="P3"><text:span text:style-name="Source_20_Text"><text:span text:style-name="T27"> </text:span></text:span><text:span text:style-name="Source_20_Text"><text:span text:style-name="T24">}</text:span></text:span></text:p>
              <text:p text:style-name="P3"><text:span text:style-name="Source_20_Text"><text:span text:style-name="T24">}</text:span></text:span></text:p>
            </table:table-cell>
          </table:table-row>
        </table:table>
        <text:p text:style-name="P13"/>
      </text:section>
      <text:p text:style-name="P17"><text:span text:style-name="Strong_20_Emphasis"><text:span text:style-name="T18"> </text:span></text:span><text:span text:style-name="Strong_20_Emphasis"><text:span text:style-name="T13">OUTPUT on executing the above code</text:span></text:span></text:p>
      <text:p text:style-name="P14"> <text:span text:style-name="T4">1  10  200  101  -10  0</text:span></text:p>
      <text:p text:style-name="P11">Explanation of above example’s Code &amp; Output</text:p>
      <text:list xml:id="list2300716363" text:style-name="L2">
        <text:list-item>
          <text:p text:style-name="P8"><text:bookmark text:name="code-explanation-black1"/><text:span text:style-name="Source_20_Text"><text:span text:style-name="T25">ConsumerFunctionExample </text:span></text:span><text:span text:style-name="T11">is my class with 2 methods – </text:span><text:span text:style-name="Source_20_Text"><text:span text:style-name="T25">main()</text:span></text:span><text:span text:style-name="T11"> &amp; </text:span><text:span text:style-name="Source_20_Text"><text:span text:style-name="T25">printList()</text:span></text:span><text:span text:style-name="T11">.</text:span></text:p>
        </text:list-item>
        <text:list-item>
          <text:p text:style-name="P8"><text:span text:style-name="T11">In </text:span><text:span text:style-name="Source_20_Text"><text:span text:style-name="T25">main()</text:span></text:span><text:span text:style-name="T11"> method first an instance of Consumer&lt;Integer&gt; is defined(named </text:span><text:span text:style-name="Source_20_Text"><text:span text:style-name="T25">consumer</text:span></text:span><text:span text:style-name="T11">) using a </text:span><text:bookmark text:name="internal-link4"/><text:a xlink:type="simple" xlink:href="https://www.javabrahman.com/java-8/lambda-expressions-java-8-explained-examples/" text:style-name="Internet_20_link" text:visited-style-name="Visited_20_Internet_20_Link"><text:span text:style-name="T19">lambda expression</text:span></text:a><text:span text:style-name="T11"> which takes input as an object of type Integer and contains logic to print the value of that Integer.</text:span></text:p>
        </text:list-item>
        <text:list-item>
          <text:p text:style-name="P8"><text:span text:style-name="T11">Next the </text:span><text:span text:style-name="Source_20_Text"><text:span text:style-name="T25">main()</text:span></text:span><text:span text:style-name="T11"> method defines a new list of integers and passes it to the </text:span><text:span text:style-name="Source_20_Text"><text:span text:style-name="T25">printList()</text:span></text:span><text:span text:style-name="T11"> method along with the consumer object defined earlier which contains the printing logic.</text:span></text:p>
        </text:list-item>
        <text:list-item>
          <text:p text:style-name="P8"><text:soft-page-break/><text:span text:style-name="T11">The </text:span><text:span text:style-name="Source_20_Text"><text:span text:style-name="T25">printList()</text:span></text:span><text:span text:style-name="T11"> method iterates through the list of integers and invokes the </text:span><text:span text:style-name="Source_20_Text"><text:span text:style-name="T25">accept()</text:span></text:span><text:span text:style-name="T11"> method of the consumer object for every integer in the list.</text:span></text:p>
        </text:list-item>
        <text:list-item>
          <text:p text:style-name="P8"><text:span text:style-name="T11">The </text:span><text:span text:style-name="Source_20_Text"><text:span text:style-name="T25">accept()</text:span></text:span><text:span text:style-name="T11"> method which works as per the lambda definition assigned to the consumer interface, i.e. </text:span><text:span text:style-name="Source_20_Text"><text:span text:style-name="T26">i-&gt; System.out.print(" "+i)</text:span></text:span><text:span text:style-name="T11"> , prints out the value of each integer with a single space character prepended to it. Thus giving the output </text:span><text:span text:style-name="T10">1 10 200 101 -10 0</text:span><text:span text:style-name="T11"> .</text:span></text:p>
        </text:list-item>
      </text:list>
      <text:p text:style-name="P5"><text:span text:style-name="T8">Usage of default method andThen() of Consumer</text:span><text:span text:style-name="T11"><text:line-break/>To understand the </text:span><text:span text:style-name="Source_20_Text"><text:span text:style-name="T15">andThen()</text:span></text:span><text:span text:style-name="T11"> default method of Consumer interface, I have taken the same code as that used for example of </text:span><text:span text:style-name="Source_20_Text"><text:span text:style-name="T15">accept()</text:span></text:span><text:span text:style-name="T11"> method above and changed it a bit to show </text:span><text:span text:style-name="Source_20_Text"><text:span text:style-name="T15">andThen()</text:span></text:span><text:span text:style-name="T11"> works.</text:span></text:p>
      <text:p text:style-name="P10">Code showing usage of default method Consumer.andThen()</text:p>
      <text:section text:style-name="Sect1" text:name="highlighter_407185">
        <table:table table:name="Table3" table:style-name="Table3">
          <table:table-column table:style-name="Table3.A"/>
          <table:table-row table:style-name="TableLine1862187790688">
            <table:table-cell table:style-name="Table3.A1" office:value-type="string">
              <text:p text:style-name="P3"><text:span text:style-name="Source_20_Text"><text:span text:style-name="T30">//import statements are same as in previous example; hence skipped</text:span></text:span></text:p>
              <text:p text:style-name="P3"><text:span text:style-name="Source_20_Text"><text:span text:style-name="T21">public</text:span></text:span><text:span text:style-name="T22"> </text:span><text:span text:style-name="Source_20_Text"><text:span text:style-name="T21">class</text:span></text:span><text:span text:style-name="T22"> </text:span><text:span text:style-name="Source_20_Text"><text:span text:style-name="T24">ConsumerFunctionExample{</text:span></text:span></text:p>
              <text:p text:style-name="P3"><text:span text:style-name="Source_20_Text"><text:span text:style-name="T27"> </text:span></text:span><text:span text:style-name="Source_20_Text"><text:span text:style-name="T21">public</text:span></text:span><text:span text:style-name="T22"> </text:span><text:span text:style-name="Source_20_Text"><text:span text:style-name="T21">static</text:span></text:span><text:span text:style-name="T22"> </text:span><text:span text:style-name="Source_20_Text"><text:span text:style-name="T21">void</text:span></text:span><text:span text:style-name="T22"> </text:span><text:span text:style-name="Source_20_Text"><text:span text:style-name="T24">main(String args[]){</text:span></text:span></text:p>
              <text:p text:style-name="P3"><text:span text:style-name="Source_20_Text"><text:span text:style-name="T27">  </text:span></text:span><text:span text:style-name="Source_20_Text"><text:span text:style-name="T24">Consumer&lt;Integer&gt; consumer= i-&gt; System.out.print(</text:span></text:span><text:span text:style-name="Source_20_Text"><text:span text:style-name="T28">" "</text:span></text:span><text:span text:style-name="Source_20_Text"><text:span text:style-name="T24">+i);</text:span></text:span></text:p>
              <text:p text:style-name="P3"><text:span text:style-name="Source_20_Text"><text:span text:style-name="T27">  </text:span></text:span><text:span text:style-name="Source_20_Text"><text:span text:style-name="T24">Consumer&lt;Integer&gt; consumerWithAndThen = consumer.andThen( i-&gt; System.out.print(</text:span></text:span><text:span text:style-name="Source_20_Text"><text:span text:style-name="T28">"(printed "</text:span></text:span><text:span text:style-name="Source_20_Text"><text:span text:style-name="T24">+i+</text:span></text:span><text:span text:style-name="Source_20_Text"><text:span text:style-name="T28">")"</text:span></text:span><text:span text:style-name="Source_20_Text"><text:span text:style-name="T24">));</text:span></text:span></text:p>
              <text:p text:style-name="P3"><text:span text:style-name="Source_20_Text"><text:span text:style-name="T27">  </text:span></text:span><text:span text:style-name="Source_20_Text"><text:span text:style-name="T24">List&lt;Integer&gt; integerList=Arrays.asList(</text:span></text:span><text:span text:style-name="Source_20_Text"><text:span text:style-name="T21">new</text:span></text:span><text:span text:style-name="T22"> </text:span><text:span text:style-name="Source_20_Text"><text:span text:style-name="T24">Integer(</text:span></text:span><text:span text:style-name="Source_20_Text"><text:span text:style-name="T29">1</text:span></text:span><text:span text:style-name="Source_20_Text"><text:span text:style-name="T24">),</text:span></text:span></text:p>
              <text:p text:style-name="P3"><text:span text:style-name="Source_20_Text"><text:span text:style-name="T27">                            </text:span></text:span><text:span text:style-name="Source_20_Text"><text:span text:style-name="T21">new</text:span></text:span><text:span text:style-name="T22"> </text:span><text:span text:style-name="Source_20_Text"><text:span text:style-name="T24">Integer(</text:span></text:span><text:span text:style-name="Source_20_Text"><text:span text:style-name="T29">10</text:span></text:span><text:span text:style-name="Source_20_Text"><text:span text:style-name="T24">), </text:span></text:span><text:span text:style-name="Source_20_Text"><text:span text:style-name="T21">new</text:span></text:span><text:span text:style-name="T22"> </text:span><text:span text:style-name="Source_20_Text"><text:span text:style-name="T24">Integer(</text:span></text:span><text:span text:style-name="Source_20_Text"><text:span text:style-name="T29">200</text:span></text:span><text:span text:style-name="Source_20_Text"><text:span text:style-name="T24">),</text:span></text:span></text:p>
              <text:p text:style-name="P3"><text:span text:style-name="Source_20_Text"><text:span text:style-name="T27">                            </text:span></text:span><text:span text:style-name="Source_20_Text"><text:span text:style-name="T21">new</text:span></text:span><text:span text:style-name="T22"> </text:span><text:span text:style-name="Source_20_Text"><text:span text:style-name="T24">Integer(</text:span></text:span><text:span text:style-name="Source_20_Text"><text:span text:style-name="T29">101</text:span></text:span><text:span text:style-name="Source_20_Text"><text:span text:style-name="T24">), </text:span></text:span><text:span text:style-name="Source_20_Text"><text:span text:style-name="T21">new</text:span></text:span><text:span text:style-name="T22"> </text:span><text:span text:style-name="Source_20_Text"><text:span text:style-name="T24">Integer(-</text:span></text:span><text:span text:style-name="Source_20_Text"><text:span text:style-name="T29">10</text:span></text:span><text:span text:style-name="Source_20_Text"><text:span text:style-name="T24">),</text:span></text:span></text:p>
              <text:p text:style-name="P3"><text:span text:style-name="Source_20_Text"><text:span text:style-name="T27">                            </text:span></text:span><text:span text:style-name="Source_20_Text"><text:span text:style-name="T21">new</text:span></text:span><text:span text:style-name="T22"> </text:span><text:span text:style-name="Source_20_Text"><text:span text:style-name="T24">Integer(</text:span></text:span><text:span text:style-name="Source_20_Text"><text:span text:style-name="T29">0</text:span></text:span><text:span text:style-name="Source_20_Text"><text:span text:style-name="T24">));</text:span></text:span></text:p>
              <text:p text:style-name="P3"><text:span text:style-name="Source_20_Text"><text:span text:style-name="T27">  </text:span></text:span><text:span text:style-name="Source_20_Text"><text:span text:style-name="T24">printList(integerList,consumerWithAndThen);</text:span></text:span></text:p>
              <text:p text:style-name="P3"><text:span text:style-name="Source_20_Text"><text:span text:style-name="T27"> </text:span></text:span><text:span text:style-name="Source_20_Text"><text:span text:style-name="T24">}</text:span></text:span></text:p>
              <text:p text:style-name="P3"><text:span text:style-name="Source_20_Text"><text:span text:style-name="T27"> </text:span></text:span><text:span text:style-name="Source_20_Text"><text:span text:style-name="T21">public</text:span></text:span><text:span text:style-name="T22"> </text:span><text:span text:style-name="Source_20_Text"><text:span text:style-name="T21">static</text:span></text:span><text:span text:style-name="T22"> </text:span><text:span text:style-name="Source_20_Text"><text:span text:style-name="T21">void</text:span></text:span><text:span text:style-name="T22"> </text:span><text:span text:style-name="Source_20_Text"><text:span text:style-name="T24">printList(List&lt;Integer&gt; listOfIntegers, Consumer&lt;Integer&gt; consumer){</text:span></text:span></text:p>
              <text:p text:style-name="P3"><text:span text:style-name="Source_20_Text"><text:span text:style-name="T27">  </text:span></text:span><text:span text:style-name="Source_20_Text"><text:span text:style-name="T21">for</text:span></text:span><text:span text:style-name="Source_20_Text"><text:span text:style-name="T24">(Integer integer:listOfIntegers){</text:span></text:span></text:p>
              <text:p text:style-name="P3"><text:span text:style-name="Source_20_Text"><text:span text:style-name="T27">   </text:span></text:span><text:span text:style-name="Source_20_Text"><text:span text:style-name="T24">consumer.accept(integer);</text:span></text:span></text:p>
              <text:p text:style-name="P3"><text:span text:style-name="Source_20_Text"><text:span text:style-name="T27">  </text:span></text:span><text:span text:style-name="Source_20_Text"><text:span text:style-name="T24">}</text:span></text:span></text:p>
              <text:p text:style-name="P3"><text:span text:style-name="Source_20_Text"><text:span text:style-name="T27"> </text:span></text:span><text:span text:style-name="Source_20_Text"><text:span text:style-name="T24">}</text:span></text:span></text:p>
              <text:p text:style-name="P3"><text:span text:style-name="Source_20_Text"><text:span text:style-name="T24">}</text:span></text:span></text:p>
            </table:table-cell>
          </table:table-row>
        </table:table>
        <text:p text:style-name="P13"/>
      </text:section>
      <text:p text:style-name="P17"><text:span text:style-name="Strong_20_Emphasis"><text:span text:style-name="T18"> </text:span></text:span><text:span text:style-name="Strong_20_Emphasis"><text:span text:style-name="T13">Output on executing the above code</text:span></text:span></text:p>
      <text:p text:style-name="P15">1(printed  1)  10(printed  10)  200(printed  200)  101(printed  101)  -10(printed  -10)  0(printed  0)</text:p>
      <text:p text:style-name="P11">Explanation of the code</text:p>
      <text:list xml:id="list3295373312" text:style-name="L3">
        <text:list-item>
          <text:p text:style-name="P18"><text:bookmark text:name="code-explanation-black2"/><text:span text:style-name="T11">A new instance of Consumer interface is defined which is assigned a value of the previous consumer interface(which prints just the space </text:span><text:soft-page-break/><text:span text:style-name="T11">pepended integer) </text:span><text:span text:style-name="Emphasis"><text:span text:style-name="T12">aggregated </text:span></text:span><text:span text:style-name="T11">with the new lambda (which prints </text:span><text:span text:style-name="T10">(printed i)</text:span><text:span text:style-name="T11"> where i is replaced by the value of the integer passed as input to the lambda).</text:span></text:p>
        </text:list-item>
        <text:list-item>
          <text:p text:style-name="P18"><text:span text:style-name="T11">We thus have two Consumer Interface based operations aggregated – first one prints the integer value and the second one prints </text:span><text:span text:style-name="Emphasis"><text:span text:style-name="T12">(print i)</text:span></text:span><text:span text:style-name="T11"> where i is the value of the integer passed.</text:span></text:p>
        </text:list-item>
        <text:list-item>
          <text:p text:style-name="P9"><text:span text:style-name="T11">The consumer interface instance representing aggregated consumer operations is passed as parameter to the </text:span><text:span text:style-name="Source_20_Text"><text:span text:style-name="T25">printList()</text:span></text:span><text:span text:style-name="T11"> method.</text:span></text:p>
        </text:list-item>
        <text:list-item>
          <text:p text:style-name="P9"><text:span text:style-name="T11">The </text:span><text:span text:style-name="Source_20_Text"><text:span text:style-name="T25">printList()</text:span></text:span><text:span text:style-name="T11"> method is still the same as previous example i.e. it simply calls the </text:span><text:span text:style-name="Source_20_Text"><text:span text:style-name="T25">accept()</text:span></text:span><text:span text:style-name="T11"> method on the consumer interface passed to it while iterating through the list of integers passed to it.</text:span></text:p>
        </text:list-item>
        <text:list-item>
          <text:p text:style-name="P12">While in the previous example the consumer interface passed to it contained a single operation which simply printed the integer value prepended with a single space character; this time the consumer interface does two operations which have been aggregated together for each value – printing the integer value with space prepended and then printing the string (printed i) where is is the integer passed to it. The output of this example is thus –<text:span text:style-name="T31"> </text:span><text:span text:style-name="T5">1(printed  1)  10(printed  10)  200(printed  200)  101(printed  101)  -10(printed  -10)  0(printed  0)</text:span></text:p>
        </text:list-item>
      </text:list>
      <text:p text:style-name="P5"><text:span text:style-name="T8">Summary</text:span><text:span text:style-name="T11"><text:line-break/>In this tutorial we looked at what is the Consumer&lt;T&gt; in-built interface defined in Java 8 and what are its advantages. We then looked at how to use the Consumer interface using its </text:span><text:span text:style-name="Source_20_Text"><text:span text:style-name="T15">accept()</text:span></text:span><text:span text:style-name="T11"> method &amp; the </text:span><text:span text:style-name="Source_20_Text"><text:span text:style-name="T15">andThen()</text:span></text:span><text:span text:style-name="T11"> default method.</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aco, 'Lucida Console', 'Liberation Mono', 'DejaVu Sans Mono', 'Bitstream Vera Sans Mono', 'Courier New'"/>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20:34:56.951000000</dc:date>
    <meta:editing-duration>PT54S</meta:editing-duration>
    <meta:editing-cycles>1</meta:editing-cycles>
    <meta:document-statistic meta:table-count="3" meta:image-count="0" meta:object-count="0" meta:page-count="5" meta:paragraph-count="80" meta:word-count="1164" meta:character-count="7988" meta:non-whitespace-character-count="6635"/>
    <meta:generator>LibreOffice/7.2.0.4$Windows_X86_64 LibreOffice_project/9a9c6381e3f7a62afc1329bd359cc48accb6435b</meta:generator>
  </office:meta>
</office:document-meta>
</file>